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Rockwell" svg:font-family="Rockwel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loext:contextual-spacing="false" fo:margin-top="0.101cm" fo:margin-bottom="0.101cm" fo:line-height="100%"/>
    </style:style>
    <style:style style:name="P2" style:family="paragraph" style:parent-style-name="Text_20_body">
      <style:paragraph-properties loext:contextual-spacing="false" fo:margin-top="0.101cm" fo:margin-bottom="0.101cm" fo:line-height="100%" fo:text-align="center" style:justify-single-word="false"/>
    </style:style>
    <style:style style:name="P3" style:family="paragraph" style:parent-style-name="Text_20_body">
      <style:paragraph-properties loext:contextual-spacing="false" fo:margin-top="0.101cm" fo:margin-bottom="0.101cm" fo:line-height="100%" fo:text-align="start" style:justify-single-word="false"/>
    </style:style>
    <style:style style:name="P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itle">
      <style:paragraph-properties loext:contextual-spacing="false" fo:margin-top="0.199cm" fo:margin-bottom="0.199cm"/>
      <style:text-properties fo:font-size="14pt" style:font-size-asian="14pt" style:font-size-complex="14pt"/>
    </style:style>
    <style:style style:name="P7" style:family="paragraph" style:parent-style-name="Table_20_Contents" style:list-style-name="L2"/>
    <style:style style:name="P8" style:family="paragraph" style:parent-style-name="Table_20_Contents" style:list-style-name="L6"/>
    <style:style style:name="T1" style:family="text">
      <style:text-properties style:font-name="Rockwell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table:number-columns-spanned="4" office:value-type="string">
            <text:p text:style-name="P6"><text:span text:style-name="T1">Fourniture et installation <text:line-break/>d'un système de gestion des compétitions de course à pied.</text:span> 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">Équipe n°</text:p>
          </table:table-cell>
          <table:table-cell table:style-name="Tableau1.A2" table:number-columns-spanned="2" office:value-type="string">
            <text:p text:style-name="P2">Fiche de tâche : N°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>
          <table:table-cell table:style-name="Tableau1.A2" table:number-columns-spanned="2" office:value-type="string">
            <text:p text:style-name="P1">Responsable de la tâche : </text:p>
          </table:table-cell>
          <table:covered-table-cell/>
          <table:table-cell table:style-name="Tableau1.D2" table:number-columns-spanned="2" office:value-type="string">
            <text:p text:style-name="P1"><text:s/>Chef d'équipe : 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>
          <table:table-cell table:style-name="Tableau2.A2" office:value-type="string">
            <text:p text:style-name="P4">Descriptif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4">Durée prévue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4">Données en entrée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4">Données en sortie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4">Contraint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Heading_20_1" text:outline-level="1">Matériels nécessaires</text:h>
          </table:table-cell>
        </table:table-row>
        <table:table-row>
          <table:table-cell table:style-name="Tableau3.A2" office:value-type="string">
            <text:list xml:id="list5318873887475128304" text:style-name="L2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Logiciels nécessaires</text:h>
          </table:table-cell>
        </table:table-row>
        <table:table-row>
          <table:table-cell table:style-name="Tableau4.A2" office:value-type="string">
            <text:list xml:id="list303433757142375061" text:style-name="L6"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h text:style-name="Heading_20_1" text:outline-level="1">Bilan <text:span text:style-name="T2">(à compléter à la fin de la tâche)</text:span></text:h>
          </table:table-cell>
          <table:covered-table-cell/>
        </table:table-row>
        <table:table-row>
          <table:table-cell table:style-name="Tableau5.A2" office:value-type="string">
            <text:p text:style-name="P4">Durée réel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Rockwell" svg:font-family="Rockwel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5-04-20T16:06:06.138000000</meta:creation-date>
    <dc:date>2016-05-23T10:18:08.95</dc:date>
    <meta:editing-duration>PT17M18S</meta:editing-duration>
    <meta:editing-cycles>5</meta:editing-cycles>
    <meta:generator>OpenOffice.org/3.4.1$Win32 OpenOffice.org_project/341m1$Build-9593</meta:generator>
    <meta:document-statistic meta:table-count="5" meta:image-count="0" meta:object-count="0" meta:page-count="1" meta:paragraph-count="17" meta:word-count="59" meta:character-count="351"/>
  </office:meta>
</office:document-meta>
</file>